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öhne Mono" svg:font-family="'Söhne Mono', Monaco, 'Andale Mono', 'Ubuntu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reate initial HTML structure, add initial CSS styling, and implement todo object creation functionality</text:p>
      <text:p text:style-name="Standard"/>
      <text:p text:style-name="Standard">This commit adds the initial HTML structure and some basic CSS styling to the project. In addition, it implements functionality to create todo objects, which will be used to manage tasks in the application.</text:p>
      <text:p text:style-name="Standard"/>
      <text:p text:style-name="Standard">Changes Made:</text:p>
      <text:p text:style-name="Standard">- Created HTML skeleton for project</text:p>
      <text:p text:style-name="Standard">- Added initial CSS styling</text:p>
      <text:p text:style-name="Standard">- Implemented functionality to create todo objects</text:p>
      <text:p text:style-name="Standard"/>
      <text:p text:style-name="Standard">Testing Done:</text:p>
      <text:p text:style-name="Standard">- Manual testing of todo creation functionality</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öhne Mono" svg:font-family="'Söhne Mono', Monaco, 'Andale Mono', 'Ubuntu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4T19:40:33.082832017</meta:creation-date>
    <dc:date>2023-04-24T19:46:56.283566037</dc:date>
    <meta:editing-duration>PT6M24S</meta:editing-duration>
    <meta:editing-cycles>1</meta:editing-cycles>
    <meta:document-statistic meta:table-count="0" meta:image-count="0" meta:object-count="0" meta:page-count="1" meta:paragraph-count="8" meta:word-count="77" meta:character-count="495" meta:non-whitespace-character-count="426"/>
    <meta:generator>LibreOffice/6.4.7.2$Linux_X86_64 LibreOffice_project/40$Build-2</meta:generator>
  </office:meta>
</office:document-meta>
</file>